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" svg:font-family="Roboto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text">
      <style:text-properties fo:language="ru" fo:country="RU" officeooo:rsid="003e60e5" officeooo:paragraph-rsid="003e60e5"/>
    </style:style>
    <style:style style:name="P2" style:family="paragraph" style:parent-style-name="_5f_text">
      <style:text-properties fo:language="ru" fo:country="RU" officeooo:rsid="003e9324" officeooo:paragraph-rsid="003e9324"/>
    </style:style>
    <style:style style:name="P3" style:family="paragraph" style:parent-style-name="_5f_text">
      <style:text-properties fo:language="ru" fo:country="RU" officeooo:rsid="004024d2" officeooo:paragraph-rsid="004024d2"/>
    </style:style>
    <style:style style:name="P4" style:family="paragraph" style:parent-style-name="_5f_text">
      <style:text-properties fo:language="ru" fo:country="RU" officeooo:rsid="0042af30" officeooo:paragraph-rsid="0042af30"/>
    </style:style>
    <style:style style:name="P5" style:family="paragraph" style:parent-style-name="_5f_text">
      <style:text-properties officeooo:paragraph-rsid="00443f88"/>
    </style:style>
    <style:style style:name="P6" style:family="paragraph" style:parent-style-name="_5f_code">
      <style:text-properties fo:language="en" fo:country="US" officeooo:rsid="004024d2" officeooo:paragraph-rsid="004024d2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3e9324"/>
    </style:style>
    <style:style style:name="T3" style:family="text">
      <style:text-properties fo:language="en" fo:country="US" officeooo:rsid="004024d2"/>
    </style:style>
    <style:style style:name="T4" style:family="text">
      <style:text-properties fo:language="en" fo:country="US" officeooo:rsid="00462a61"/>
    </style:style>
    <style:style style:name="T5" style:family="text">
      <style:text-properties officeooo:rsid="003f00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Из под админа</text:p>
      <text:p text:style-name="_5f_code">sudo apt update</text:p>
      <text:p text:style-name="_5f_code">sudo apt-<text:span text:style-name="T2">get -y</text:span> install mysql-server</text:p>
      <text:p text:style-name="_5f_code">sudo mysql_secure_installation</text:p>
      <text:p text:style-name="_5f_text"/>
      <text:p text:style-name="_5f_text">VALIDATE PASSWORD COMPONENT can be used to test passwords</text:p>
      <text:p text:style-name="_5f_text">and improve security. It checks the strength of password</text:p>
      <text:p text:style-name="_5f_text">and allows the users to set only those passwords which are</text:p>
      <text:p text:style-name="_5f_text">secure enough. Would you like to setup VALIDATE PASSWORD component?</text:p>
      <text:p text:style-name="_5f_text"/>
      <text:p text:style-name="_5f_text">Press y|Y for Yes, any other key for No: Y</text:p>
      <text:p text:style-name="_5f_text"/>
      <text:p text:style-name="_5f_text">КОМПОНЕНТ VALIDATE PASSWORD COMPONENT можно использовать для проверки паролей.</text:p>
      <text:p text:style-name="_5f_text">и повысить безопасность. Проверяет надежность пароля</text:p>
      <text:p text:style-name="_5f_text">и позволяет пользователям устанавливать только те пароли, которые</text:p>
      <text:p text:style-name="_5f_text">достаточно безопасно. Хотите настроить компонент ПРОВЕРКА ПАРОЛЯ?</text:p>
      <text:p text:style-name="_5f_text"/>
      <text:p text:style-name="_5f_text">Нажмите y | Y для Да, любую другую клавишу для Нет: Y</text:p>
      <text:p text:style-name="P2">Дальше вопросы по усилению безопасности. На все вопросы отвечать Да.</text:p>
      <text:p text:style-name="P2">Отключаем auth_socket у админа</text:p>
      <text:p text:style-name="_5f_code">sudo mysql</text:p>
      <text:p text:style-name="_5f_code">SELECT user,authentication_string,plugin,host FROM mysql.user;</text:p>
      <text:p text:style-name="_5f_code">ALTER USER 'root'@'localhost' IDENTIFIED WITH caching_sha2_password BY 'h49r3VycgnC}';</text:p>
      <text:p text:style-name="_5f_code">FLUSH PRIVILEGES;</text:p>
      <text:p text:style-name="P6">exit;</text:p>
      <text:p text:style-name="P3">Повторный вход</text:p>
      <text:p text:style-name="_5f_code">sudo mysql -<text:span text:style-name="T3">u</text:span> <text:span text:style-name="T1">root -p</text:span></text:p>
      <text:p text:style-name="_5f_text">Создание базы, <text:span text:style-name="T5">пользователя и установка прав</text:span></text:p>
      <text:p text:style-name="_5f_code">CREATE DATABASE staff CHARACTER SET utf8 COLLATE utf8_general_ci;</text:p>
      <text:p text:style-name="_5f_code">CREATE USER 'userstaff'@'%' IDENTIFIED BY '<text:span text:style-name="T1">6Cjj6B[&gt;2NQ^</text:span>';</text:p>
      <text:p text:style-name="_5f_code">GRANT SELECT, INSERT, UPDATE, DELETE, CREATE, DROP, GRANT OPTION, REFERENCES, INDEX, ALTER, CREATE TEMPORARY TABLES, LOCK TABLES, CREATE VIEW, SHOW VIEW, CREATE ROUTINE, ALTER ROUTINE, EXECUTE ON staff.* TO 'userstaff'@'%';</text:p>
      <text:p text:style-name="P2">Установка базы данных по умолчанию</text:p>
      <text:p text:style-name="P2">--</text:p>
      <text:p text:style-name="P2">USE staff;</text:p>
      <text:p text:style-name="P2"/>
      <text:p text:style-name="P4">Пробуем соединится через <text:span text:style-name="T1">HeidiSQL. </text:span><text:span text:style-name="T4">Root h49r3VycgnC}</text:span></text:p>
      <text:p text:style-name="P4">Ошибка 10061</text:p>
      <text:p text:style-name="P5">Откройте файл <text:span text:style-name="_5f_bold">/etc/mysql/mysql.conf.d/mysqld.cnf</text:span> в текстовом редакторе :</text:p>
      <text:p text:style-name="_5f_text">Найдите строку, которая начинается с <text:span text:style-name="_5f_bold">bind-address</text:span> и установите в качестве значения <text:span text:style-name="_5f_bold">IP-адрес</text:span>, который должен прослушивать сервер MySQL.</text:p>
      <text:p text:style-name="_5f_text">По умолчанию установлено значение <text:span text:style-name="_5f_bold">127.0.0.1</text:span> (прослушивается только на локальном хосте).</text:p>
      <text:p text:style-name="_5f_text">В этом примере мы настроим сервер MySQL на прослушивание всех интерфейсов IPv4, изменив значение на <text:span text:style-name="_5f_bold">0.0.0.0</text:span></text:p>
      <text:p text:style-name="_5f_code">bind-address <text:s text:c="10"/>= 0.0.0.0</text:p>
      <text:p text:style-name="_5f_code"># skip-networking</text:p>
      <text:p text:style-name="_5f_text">Чтобы перезапустить службу MySQL в Debian или Ubuntu, введите:</text:p>
      <text:p text:style-name="_5f_code">sudo systemctl restart mysql</text:p>
      <text:p text:style-name="_5f_text"/>
      <text:p text:style-name="_5f_text"/>
      <text:p text:style-name="_5f_text"/>
      <text:p text:style-name="_5f_text"/>
      <text:p text:style-name="_5f_text"><text:soft-page-break/></text:p>
      <text:p text:style-name="_5f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" svg:font-family="Roboto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>
      <style:paragraph-properties fo:margin-left="0cm" fo:margin-right="0cm" fo:margin-top="0cm" fo:margin-bottom="0.199cm" style:contextual-spacing="true" fo:line-height="100%" fo:text-align="justify" style:justify-single-word="false" fo:text-indent="0.499cm" style:auto-text-indent="false"/>
      <style:text-properties style:font-name="Calibri Light" fo:font-family="'Calibri Light'" style:font-style-name="Обычный" style:font-family-generic="swiss" style:font-pitch="variable" fo:font-size="10pt" fo:font-weight="250"/>
    </style:style>
    <style:style style:name="_5f_heading_5f_1" style:display-name="_heading_1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text-transform="uppercase" style:font-name="Bebas Neue Pro" fo:font-family="'Bebas Neue Pro'" style:font-style-name="Обычный" style:font-family-generic="swiss" style:font-pitch="variable" fo:font-size="20pt"/>
    </style:style>
    <style:style style:name="_5f_heading_5f_2" style:display-name="_heading_2" style:family="paragraph" style:parent-style-name="_5f_heading_5f_1">
      <style:text-properties fo:font-variant="normal" fo:text-transform="none" fo:font-size="18pt"/>
    </style:style>
    <style:style style:name="_5f_code" style:display-name="_code" style:family="paragraph" style:master-page-name="">
      <loext:graphic-properties draw:fill="solid" draw:fill-color="#f6f8fa"/>
      <style:paragraph-properties fo:margin-left="0.101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Consolas" fo:font-family="Consolas" style:font-style-name="Обычный" style:font-family-generic="modern" style:font-pitch="fixed" fo:font-size="9pt" fo:language="zxx" fo:country="none" fo:font-weight="normal"/>
    </style:style>
    <style:style style:name="_5f_heading_5f_3" style:display-name="_heading_3" style:family="paragraph" style:parent-style-name="_5f_heading_5f_2">
      <style:text-properties fo:font-size="16pt"/>
    </style:style>
    <style:style style:name="_5f_heading_5f_4" style:display-name="_heading_4" style:family="paragraph" style:parent-style-name="_5f_heading_5f_3">
      <style:text-properties fo:font-size="14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_5f_mycomment" style:display-name="_mycomment" style:family="paragraph" style:parent-style-name="_5f_text">
      <style:paragraph-properties fo:padding="0.049cm" fo:border="0.26pt solid #e8a202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1" fo:font-family="'Calibri Light'" style:font-style-name="Жирный" style:font-family-generic="swiss" style:font-pitch="variable" fo:font-size="10pt" fo:language="zxx" fo:country="none" fo:font-weight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_5f_ROOT" style:display-name="_ROOT" style:family="text">
      <style:text-properties style:font-name="Roboto" fo:font-family="Roboto" style:font-family-generic="roman" style:font-pitch="variable" fo:font-size="12pt" fo:font-weight="normal" style:font-name-asian="Roboto1" style:font-family-asian="Roboto" style:font-family-generic-asian="system" style:font-pitch-asian="variable" style:font-size-asian="12pt" style:font-weight-asian="normal" style:font-name-complex="Roboto1" style:font-family-complex="Roboto" style:font-family-generic-complex="system" style:font-pitch-complex="variable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0-06T22:16:11.427000000</dc:date>
    <meta:editing-duration>PT8H56M17S</meta:editing-duration>
    <meta:editing-cycles>33</meta:editing-cycles>
    <meta:generator>LibreOffice/7.0.1.2$Windows_X86_64 LibreOffice_project/7cbcfc562f6eb6708b5ff7d7397325de9e764452</meta:generator>
    <meta:document-statistic meta:table-count="0" meta:image-count="0" meta:object-count="0" meta:page-count="2" meta:paragraph-count="40" meta:word-count="276" meta:character-count="2038" meta:non-whitespace-character-count="1792"/>
  </office:meta>
</office:document-meta>
</file>